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46in"/>
    </style:style>
    <style:style style:name="co2" style:family="table-column">
      <style:table-column-properties fo:break-before="auto" style:column-width="1.2339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1.9661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0.9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>
      <style:text-properties fo:font-weight="bold"/>
    </style:style>
    <style:style style:name="ce2" style:family="table-cell" style:parent-style-name="Default" style:data-style-name="N36"/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104">
      <style:text-properties fo:font-weight="bold"/>
    </style:style>
    <style:style style:name="ce5" style:family="table-cell" style:parent-style-name="Default" style:data-style-name="N104"/>
    <style:style style:name="ce6" style:family="table-cell" style:parent-style-name="Default" style:data-style-name="N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Store</text:p>
          </table:table-cell>
          <table:table-cell table:style-name="ce3" office:value-type="string">
            <text:p>Book</text:p>
          </table:table-cell>
          <table:table-cell table:style-name="ce4" office:value-type="string">
            <text:p>Daily Sales</text:p>
          </table:table-cell>
          <table:table-cell table:style-name="ce3" office:value-type="string">
            <text:p>Units Sold</text:p>
          </table:table-cell>
          <table:table-cell table:number-columns-repeated="251"/>
        </table:table-row>
        <table:table-row table:style-name="ro1">
          <table:table-cell office:value-type="date" office:date-value="2006-09-15">
            <text:p>09/15/2006</text:p>
          </table:table-cell>
          <table:table-cell office:value-type="string">
            <text:p>Boulder</text:p>
          </table:table-cell>
          <table:table-cell office:value-type="string">
            <text:p>Open Source Case Studies</text:p>
          </table:table-cell>
          <table:table-cell office:value-type="currency" office:currency="USD" office:value="6576">
            <text:p>$6,576.00</text:p>
          </table:table-cell>
          <table:table-cell table:style-name="ce6" table:formula="oooc:=[.D2] /29.99" office:value-type="float" office:value="219.273091030343">
            <text:p>219</text:p>
          </table:table-cell>
          <table:table-cell table:number-columns-repeated="251"/>
        </table:table-row>
        <table:table-row table:style-name="ro1">
          <table:table-cell office:value-type="date" office:date-value="2006-09-15">
            <text:p>09/15/2006</text:p>
          </table:table-cell>
          <table:table-cell office:value-type="string">
            <text:p>Boulder</text:p>
          </table:table-cell>
          <table:table-cell office:value-type="string">
            <text:p>Living in Linux</text:p>
          </table:table-cell>
          <table:table-cell office:value-type="currency" office:currency="USD" office:value="7465">
            <text:p>$7,465.00</text:p>
          </table:table-cell>
          <table:table-cell table:style-name="ce6" table:formula="oooc:=[.D3] / 19.99" office:value-type="float" office:value="373.43671835918">
            <text:p>373</text:p>
          </table:table-cell>
          <table:table-cell table:number-columns-repeated="251"/>
        </table:table-row>
        <table:table-row table:style-name="ro1">
          <table:table-cell office:value-type="date" office:date-value="2006-09-15">
            <text:p>09/15/2006</text:p>
          </table:table-cell>
          <table:table-cell office:value-type="string">
            <text:p>Boulder</text:p>
          </table:table-cell>
          <table:table-cell office:value-type="string">
            <text:p>Crossing the Digital Divide</text:p>
          </table:table-cell>
          <table:table-cell office:value-type="currency" office:currency="USD" office:value="1978">
            <text:p>$1,978.00</text:p>
          </table:table-cell>
          <table:table-cell table:style-name="ce6" table:formula="oooc:=[.D4] /29.99" office:value-type="float" office:value="65.9553184394798">
            <text:p>66</text:p>
          </table:table-cell>
          <table:table-cell table:number-columns-repeated="251"/>
        </table:table-row>
        <table:table-row table:style-name="ro1">
          <table:table-cell office:value-type="date" office:date-value="2006-09-15">
            <text:p>09/15/2006</text:p>
          </table:table-cell>
          <table:table-cell office:value-type="string">
            <text:p>Boulder</text:p>
          </table:table-cell>
          <table:table-cell office:value-type="string">
            <text:p>Wide Open Source</text:p>
          </table:table-cell>
          <table:table-cell office:value-type="currency" office:currency="USD" office:value="1818">
            <text:p>$1,818.00</text:p>
          </table:table-cell>
          <table:table-cell table:style-name="ce6" table:formula="oooc:=[.D5] / 19.99" office:value-type="float" office:value="90.9454727363682">
            <text:p>91</text:p>
          </table:table-cell>
          <table:table-cell table:number-columns-repeated="251"/>
        </table:table-row>
        <table:table-row table:style-name="ro1">
          <table:table-cell office:value-type="date" office:date-value="2006-09-15">
            <text:p>09/15/2006</text:p>
          </table:table-cell>
          <table:table-cell office:value-type="string">
            <text:p>Denver</text:p>
          </table:table-cell>
          <table:table-cell office:value-type="string">
            <text:p>Open Source Case Studies</text:p>
          </table:table-cell>
          <table:table-cell office:value-type="currency" office:currency="USD" office:value="2722">
            <text:p>$2,722.00</text:p>
          </table:table-cell>
          <table:table-cell table:style-name="ce6" table:formula="oooc:=[.D6] /29.99" office:value-type="float" office:value="90.7635878626209">
            <text:p>91</text:p>
          </table:table-cell>
          <table:table-cell table:number-columns-repeated="251"/>
        </table:table-row>
        <table:table-row table:style-name="ro1">
          <table:table-cell office:value-type="date" office:date-value="2006-09-15">
            <text:p>09/15/2006</text:p>
          </table:table-cell>
          <table:table-cell office:value-type="string">
            <text:p>Denver</text:p>
          </table:table-cell>
          <table:table-cell office:value-type="string">
            <text:p>Living in Linux</text:p>
          </table:table-cell>
          <table:table-cell office:value-type="currency" office:currency="USD" office:value="1767">
            <text:p>$1,767.00</text:p>
          </table:table-cell>
          <table:table-cell table:style-name="ce6" table:formula="oooc:=[.D7] / 19.99" office:value-type="float" office:value="88.3941970985493">
            <text:p>88</text:p>
          </table:table-cell>
          <table:table-cell table:number-columns-repeated="251"/>
        </table:table-row>
        <table:table-row table:style-name="ro1">
          <table:table-cell office:value-type="date" office:date-value="2006-09-15">
            <text:p>09/15/2006</text:p>
          </table:table-cell>
          <table:table-cell office:value-type="string">
            <text:p>Denver</text:p>
          </table:table-cell>
          <table:table-cell office:value-type="string">
            <text:p>Crossing the Digital Divide</text:p>
          </table:table-cell>
          <table:table-cell office:value-type="currency" office:currency="USD" office:value="3422">
            <text:p>$3,422.00</text:p>
          </table:table-cell>
          <table:table-cell table:style-name="ce6" table:formula="oooc:=[.D8] /29.99" office:value-type="float" office:value="114.104701567189">
            <text:p>114</text:p>
          </table:table-cell>
          <table:table-cell table:number-columns-repeated="251"/>
        </table:table-row>
        <table:table-row table:style-name="ro1">
          <table:table-cell office:value-type="date" office:date-value="2006-09-15">
            <text:p>09/15/2006</text:p>
          </table:table-cell>
          <table:table-cell office:value-type="string">
            <text:p>Denver</text:p>
          </table:table-cell>
          <table:table-cell office:value-type="string">
            <text:p>Wide Open Source</text:p>
          </table:table-cell>
          <table:table-cell office:value-type="currency" office:currency="USD" office:value="1711">
            <text:p>$1,711.00</text:p>
          </table:table-cell>
          <table:table-cell table:style-name="ce6" table:formula="oooc:=[.D9] / 19.99" office:value-type="float" office:value="85.5927963981991">
            <text:p>86</text:p>
          </table:table-cell>
          <table:table-cell table:number-columns-repeated="251"/>
        </table:table-row>
        <table:table-row table:style-name="ro1">
          <table:table-cell office:value-type="date" office:date-value="2006-09-15">
            <text:p>09/15/2006</text:p>
          </table:table-cell>
          <table:table-cell office:value-type="string">
            <text:p>Fort Collins </text:p>
          </table:table-cell>
          <table:table-cell office:value-type="string">
            <text:p>Open Source Case Studies</text:p>
          </table:table-cell>
          <table:table-cell office:value-type="currency" office:currency="USD" office:value="1499">
            <text:p>$1,499.00</text:p>
          </table:table-cell>
          <table:table-cell table:style-name="ce6" table:formula="oooc:=[.D10] /29.99" office:value-type="float" office:value="49.9833277759253">
            <text:p>50</text:p>
          </table:table-cell>
          <table:table-cell table:number-columns-repeated="251"/>
        </table:table-row>
        <table:table-row table:style-name="ro1">
          <table:table-cell office:value-type="date" office:date-value="2006-09-15">
            <text:p>09/15/2006</text:p>
          </table:table-cell>
          <table:table-cell office:value-type="string">
            <text:p>Fort Collins </text:p>
          </table:table-cell>
          <table:table-cell office:value-type="string">
            <text:p>Living in Linux</text:p>
          </table:table-cell>
          <table:table-cell office:value-type="currency" office:currency="USD" office:value="1200">
            <text:p>$1,200.00</text:p>
          </table:table-cell>
          <table:table-cell table:style-name="ce6" table:formula="oooc:=[.D11] / 19.99" office:value-type="float" office:value="60.0300150075038">
            <text:p>60</text:p>
          </table:table-cell>
          <table:table-cell table:number-columns-repeated="251"/>
        </table:table-row>
        <table:table-row table:style-name="ro1">
          <table:table-cell office:value-type="date" office:date-value="2006-09-15">
            <text:p>09/15/2006</text:p>
          </table:table-cell>
          <table:table-cell office:value-type="string">
            <text:p>Fort Collins </text:p>
          </table:table-cell>
          <table:table-cell office:value-type="string">
            <text:p>Crossing the Digital Divide</text:p>
          </table:table-cell>
          <table:table-cell office:value-type="currency" office:currency="USD" office:value="2022">
            <text:p>$2,022.00</text:p>
          </table:table-cell>
          <table:table-cell table:style-name="ce6" table:formula="oooc:=[.D12] /29.99" office:value-type="float" office:value="67.4224741580527">
            <text:p>67</text:p>
          </table:table-cell>
          <table:table-cell table:number-columns-repeated="251"/>
        </table:table-row>
        <table:table-row table:style-name="ro1">
          <table:table-cell office:value-type="date" office:date-value="2006-09-15">
            <text:p>09/15/2006</text:p>
          </table:table-cell>
          <table:table-cell office:value-type="string">
            <text:p>Fort Collins </text:p>
          </table:table-cell>
          <table:table-cell office:value-type="string">
            <text:p>Wide Open Source</text:p>
          </table:table-cell>
          <table:table-cell office:value-type="currency" office:currency="USD" office:value="2767">
            <text:p>$2,767.00</text:p>
          </table:table-cell>
          <table:table-cell table:style-name="ce6" table:formula="oooc:=[.D13] / 19.99" office:value-type="float" office:value="138.419209604802">
            <text:p>138</text:p>
          </table:table-cell>
          <table:table-cell table:number-columns-repeated="251"/>
        </table:table-row>
        <table:table-row table:style-name="ro1">
          <table:table-cell office:value-type="date" office:date-value="2006-09-16">
            <text:p>09/16/2006</text:p>
          </table:table-cell>
          <table:table-cell office:value-type="string">
            <text:p>Boulder</text:p>
          </table:table-cell>
          <table:table-cell office:value-type="string">
            <text:p>Open Source Case Studies</text:p>
          </table:table-cell>
          <table:table-cell office:value-type="currency" office:currency="USD" office:value="3887">
            <text:p>$3,887.00</text:p>
          </table:table-cell>
          <table:table-cell table:style-name="ce6" table:formula="oooc:=[.D14] /29.99" office:value-type="float" office:value="129.609869956652">
            <text:p>130</text:p>
          </table:table-cell>
          <table:table-cell table:number-columns-repeated="251"/>
        </table:table-row>
        <table:table-row table:style-name="ro1">
          <table:table-cell office:value-type="date" office:date-value="2006-09-16">
            <text:p>09/16/2006</text:p>
          </table:table-cell>
          <table:table-cell office:value-type="string">
            <text:p>Boulder</text:p>
          </table:table-cell>
          <table:table-cell office:value-type="string">
            <text:p>Living in Linux</text:p>
          </table:table-cell>
          <table:table-cell office:value-type="currency" office:currency="USD" office:value="1899">
            <text:p>$1,899.00</text:p>
          </table:table-cell>
          <table:table-cell table:style-name="ce6" table:formula="oooc:=[.D15] / 19.99" office:value-type="float" office:value="94.9974987493747">
            <text:p>95</text:p>
          </table:table-cell>
          <table:table-cell table:number-columns-repeated="251"/>
        </table:table-row>
        <table:table-row table:style-name="ro1">
          <table:table-cell office:value-type="date" office:date-value="2006-09-16">
            <text:p>09/16/2006</text:p>
          </table:table-cell>
          <table:table-cell office:value-type="string">
            <text:p>Boulder</text:p>
          </table:table-cell>
          <table:table-cell office:value-type="string">
            <text:p>Crossing the Digital Divide</text:p>
          </table:table-cell>
          <table:table-cell office:value-type="currency" office:currency="USD" office:value="6576">
            <text:p>$6,576.00</text:p>
          </table:table-cell>
          <table:table-cell table:style-name="ce6" table:formula="oooc:=[.D16] /29.99" office:value-type="float" office:value="219.273091030343">
            <text:p>219</text:p>
          </table:table-cell>
          <table:table-cell table:number-columns-repeated="251"/>
        </table:table-row>
        <table:table-row table:style-name="ro1">
          <table:table-cell office:value-type="date" office:date-value="2006-09-16">
            <text:p>09/16/2006</text:p>
          </table:table-cell>
          <table:table-cell office:value-type="string">
            <text:p>Boulder</text:p>
          </table:table-cell>
          <table:table-cell office:value-type="string">
            <text:p>Wide Open Source</text:p>
          </table:table-cell>
          <table:table-cell office:value-type="currency" office:currency="USD" office:value="2476">
            <text:p>$2,476.00</text:p>
          </table:table-cell>
          <table:table-cell table:style-name="ce6" table:formula="oooc:=[.D17] / 19.99" office:value-type="float" office:value="123.861930965483">
            <text:p>124</text:p>
          </table:table-cell>
          <table:table-cell table:number-columns-repeated="251"/>
        </table:table-row>
        <table:table-row table:style-name="ro1">
          <table:table-cell office:value-type="date" office:date-value="2006-09-16">
            <text:p>09/16/2006</text:p>
          </table:table-cell>
          <table:table-cell office:value-type="string">
            <text:p>Denver</text:p>
          </table:table-cell>
          <table:table-cell office:value-type="string">
            <text:p>Open Source Case Studies</text:p>
          </table:table-cell>
          <table:table-cell office:value-type="currency" office:currency="USD" office:value="1767">
            <text:p>$1,767.00</text:p>
          </table:table-cell>
          <table:table-cell table:style-name="ce6" table:formula="oooc:=[.D18] /29.99" office:value-type="float" office:value="58.91963987996">
            <text:p>59</text:p>
          </table:table-cell>
          <table:table-cell table:number-columns-repeated="251"/>
        </table:table-row>
        <table:table-row table:style-name="ro1">
          <table:table-cell office:value-type="date" office:date-value="2006-09-16">
            <text:p>09/16/2006</text:p>
          </table:table-cell>
          <table:table-cell office:value-type="string">
            <text:p>Denver</text:p>
          </table:table-cell>
          <table:table-cell office:value-type="string">
            <text:p>Living in Linux</text:p>
          </table:table-cell>
          <table:table-cell office:value-type="currency" office:currency="USD" office:value="1566">
            <text:p>$1,566.00</text:p>
          </table:table-cell>
          <table:table-cell table:style-name="ce6" table:formula="oooc:=[.D19] / 19.99" office:value-type="float" office:value="78.3391695847924">
            <text:p>78</text:p>
          </table:table-cell>
          <table:table-cell table:number-columns-repeated="251"/>
        </table:table-row>
        <table:table-row table:style-name="ro1">
          <table:table-cell office:value-type="date" office:date-value="2006-09-16">
            <text:p>09/16/2006</text:p>
          </table:table-cell>
          <table:table-cell office:value-type="string">
            <text:p>Denver</text:p>
          </table:table-cell>
          <table:table-cell office:value-type="string">
            <text:p>Crossing the Digital Divide</text:p>
          </table:table-cell>
          <table:table-cell office:value-type="currency" office:currency="USD" office:value="1480">
            <text:p>$1,480.00</text:p>
          </table:table-cell>
          <table:table-cell table:style-name="ce6" table:formula="oooc:=[.D20] /29.99" office:value-type="float" office:value="49.349783261087">
            <text:p>49</text:p>
          </table:table-cell>
          <table:table-cell table:number-columns-repeated="251"/>
        </table:table-row>
        <table:table-row table:style-name="ro1">
          <table:table-cell office:value-type="date" office:date-value="2006-09-16">
            <text:p>09/16/2006</text:p>
          </table:table-cell>
          <table:table-cell office:value-type="string">
            <text:p>Denver</text:p>
          </table:table-cell>
          <table:table-cell office:value-type="string">
            <text:p>Wide Open Source</text:p>
          </table:table-cell>
          <table:table-cell office:value-type="currency" office:currency="USD" office:value="4324">
            <text:p>$4,324.00</text:p>
          </table:table-cell>
          <table:table-cell table:style-name="ce6" table:formula="oooc:=[.D21] / 19.99" office:value-type="float" office:value="216.308154077039">
            <text:p>216</text:p>
          </table:table-cell>
          <table:table-cell table:number-columns-repeated="251"/>
        </table:table-row>
        <table:table-row table:style-name="ro1">
          <table:table-cell office:value-type="date" office:date-value="2006-09-16">
            <text:p>09/16/2006</text:p>
          </table:table-cell>
          <table:table-cell office:value-type="string">
            <text:p>Fort Collins </text:p>
          </table:table-cell>
          <table:table-cell office:value-type="string">
            <text:p>Open Source Case Studies</text:p>
          </table:table-cell>
          <table:table-cell office:value-type="currency" office:currency="USD" office:value="7545">
            <text:p>$7,545.00</text:p>
          </table:table-cell>
          <table:table-cell table:style-name="ce6" table:formula="oooc:=[.D22] /29.99" office:value-type="float" office:value="251.583861287096">
            <text:p>252</text:p>
          </table:table-cell>
          <table:table-cell table:number-columns-repeated="251"/>
        </table:table-row>
        <table:table-row table:style-name="ro1">
          <table:table-cell office:value-type="date" office:date-value="2006-09-16">
            <text:p>09/16/2006</text:p>
          </table:table-cell>
          <table:table-cell office:value-type="string">
            <text:p>Fort Collins </text:p>
          </table:table-cell>
          <table:table-cell office:value-type="string">
            <text:p>Living in Linux</text:p>
          </table:table-cell>
          <table:table-cell office:value-type="currency" office:currency="USD" office:value="5454">
            <text:p>$5,454.00</text:p>
          </table:table-cell>
          <table:table-cell table:style-name="ce6" table:formula="oooc:=[.D23] / 19.99" office:value-type="float" office:value="272.836418209105">
            <text:p>273</text:p>
          </table:table-cell>
          <table:table-cell table:number-columns-repeated="251"/>
        </table:table-row>
        <table:table-row table:style-name="ro1">
          <table:table-cell office:value-type="date" office:date-value="2006-09-16">
            <text:p>09/16/2006</text:p>
          </table:table-cell>
          <table:table-cell office:value-type="string">
            <text:p>Fort Collins </text:p>
          </table:table-cell>
          <table:table-cell office:value-type="string">
            <text:p>Crossing the Digital Divide</text:p>
          </table:table-cell>
          <table:table-cell office:value-type="currency" office:currency="USD" office:value="7465">
            <text:p>$7,465.00</text:p>
          </table:table-cell>
          <table:table-cell table:style-name="ce6" table:formula="oooc:=[.D24] /29.99" office:value-type="float" office:value="248.916305435145">
            <text:p>249</text:p>
          </table:table-cell>
          <table:table-cell table:number-columns-repeated="251"/>
        </table:table-row>
        <table:table-row table:style-name="ro1">
          <table:table-cell office:value-type="date" office:date-value="2006-09-16">
            <text:p>09/16/2006</text:p>
          </table:table-cell>
          <table:table-cell office:value-type="string">
            <text:p>Fort Collins </text:p>
          </table:table-cell>
          <table:table-cell office:value-type="string">
            <text:p>Wide Open Source</text:p>
          </table:table-cell>
          <table:table-cell office:value-type="currency" office:currency="USD" office:value="2978">
            <text:p>$2,978.00</text:p>
          </table:table-cell>
          <table:table-cell table:style-name="ce6" table:formula="oooc:=[.D25] / 19.99" office:value-type="float" office:value="148.974487243622">
            <text:p>149</text:p>
          </table:table-cell>
          <table:table-cell table:number-columns-repeated="251"/>
        </table:table-row>
        <table:table-row table:style-name="ro1">
          <table:table-cell office:value-type="date" office:date-value="2006-09-17">
            <text:p>09/17/2006</text:p>
          </table:table-cell>
          <table:table-cell office:value-type="string">
            <text:p>Boulder</text:p>
          </table:table-cell>
          <table:table-cell office:value-type="string">
            <text:p>Open Source Case Studies</text:p>
          </table:table-cell>
          <table:table-cell office:value-type="currency" office:currency="USD" office:value="4343">
            <text:p>$4,343.00</text:p>
          </table:table-cell>
          <table:table-cell table:style-name="ce6" table:formula="oooc:=[.D26] /29.99" office:value-type="float" office:value="144.814938312771">
            <text:p>145</text:p>
          </table:table-cell>
          <table:table-cell table:number-columns-repeated="251"/>
        </table:table-row>
        <table:table-row table:style-name="ro1">
          <table:table-cell office:value-type="date" office:date-value="2006-09-17">
            <text:p>09/17/2006</text:p>
          </table:table-cell>
          <table:table-cell office:value-type="string">
            <text:p>Boulder</text:p>
          </table:table-cell>
          <table:table-cell office:value-type="string">
            <text:p>Living in Linux</text:p>
          </table:table-cell>
          <table:table-cell office:value-type="currency" office:currency="USD" office:value="2343">
            <text:p>$2,343.00</text:p>
          </table:table-cell>
          <table:table-cell table:style-name="ce6" table:formula="oooc:=[.D27] / 19.99" office:value-type="float" office:value="117.208604302151">
            <text:p>117</text:p>
          </table:table-cell>
          <table:table-cell table:number-columns-repeated="251"/>
        </table:table-row>
        <table:table-row table:style-name="ro1">
          <table:table-cell office:value-type="date" office:date-value="2006-09-17">
            <text:p>09/17/2006</text:p>
          </table:table-cell>
          <table:table-cell office:value-type="string">
            <text:p>Boulder</text:p>
          </table:table-cell>
          <table:table-cell office:value-type="string">
            <text:p>Crossing the Digital Divide</text:p>
          </table:table-cell>
          <table:table-cell office:value-type="currency" office:currency="USD" office:value="1988">
            <text:p>$1,988.00</text:p>
          </table:table-cell>
          <table:table-cell table:style-name="ce6" table:formula="oooc:=[.D28] /29.99" office:value-type="float" office:value="66.2887629209737">
            <text:p>66</text:p>
          </table:table-cell>
          <table:table-cell table:number-columns-repeated="251"/>
        </table:table-row>
        <table:table-row table:style-name="ro1">
          <table:table-cell office:value-type="date" office:date-value="2006-09-17">
            <text:p>09/17/2006</text:p>
          </table:table-cell>
          <table:table-cell office:value-type="string">
            <text:p>Boulder</text:p>
          </table:table-cell>
          <table:table-cell office:value-type="string">
            <text:p>Wide Open Source</text:p>
          </table:table-cell>
          <table:table-cell office:value-type="currency" office:currency="USD" office:value="4545">
            <text:p>$4,545.00</text:p>
          </table:table-cell>
          <table:table-cell table:style-name="ce6" table:formula="oooc:=[.D29] / 19.99" office:value-type="float" office:value="227.36368184092">
            <text:p>227</text:p>
          </table:table-cell>
          <table:table-cell table:number-columns-repeated="251"/>
        </table:table-row>
        <table:table-row table:style-name="ro1">
          <table:table-cell office:value-type="date" office:date-value="2006-09-17">
            <text:p>09/17/2006</text:p>
          </table:table-cell>
          <table:table-cell office:value-type="string">
            <text:p>Denver</text:p>
          </table:table-cell>
          <table:table-cell office:value-type="string">
            <text:p>Open Source Case Studies</text:p>
          </table:table-cell>
          <table:table-cell office:value-type="currency" office:currency="USD" office:value="4343">
            <text:p>$4,343.00</text:p>
          </table:table-cell>
          <table:table-cell table:style-name="ce6" table:formula="oooc:=[.D30] /29.99" office:value-type="float" office:value="144.814938312771">
            <text:p>145</text:p>
          </table:table-cell>
          <table:table-cell table:number-columns-repeated="251"/>
        </table:table-row>
        <table:table-row table:style-name="ro1">
          <table:table-cell office:value-type="date" office:date-value="2006-09-17">
            <text:p>09/17/2006</text:p>
          </table:table-cell>
          <table:table-cell office:value-type="string">
            <text:p>Denver</text:p>
          </table:table-cell>
          <table:table-cell office:value-type="string">
            <text:p>Living in Linux</text:p>
          </table:table-cell>
          <table:table-cell office:value-type="currency" office:currency="USD" office:value="1355">
            <text:p>$1,355.00</text:p>
          </table:table-cell>
          <table:table-cell table:style-name="ce6" table:formula="oooc:=[.D31] / 19.99" office:value-type="float" office:value="67.783891945973">
            <text:p>68</text:p>
          </table:table-cell>
          <table:table-cell table:number-columns-repeated="251"/>
        </table:table-row>
        <table:table-row table:style-name="ro1">
          <table:table-cell office:value-type="date" office:date-value="2006-09-17">
            <text:p>09/17/2006</text:p>
          </table:table-cell>
          <table:table-cell office:value-type="string">
            <text:p>Denver</text:p>
          </table:table-cell>
          <table:table-cell office:value-type="string">
            <text:p>Crossing the Digital Divide</text:p>
          </table:table-cell>
          <table:table-cell table:formula="oooc:=[.D6] * 1200/1199" office:value-type="currency" office:currency="USD" office:value="2724.27022518766">
            <text:p>$2,724.27</text:p>
          </table:table-cell>
          <table:table-cell table:style-name="ce6" table:formula="oooc:=[.D32] /29.99" office:value-type="float" office:value="90.8392872686781">
            <text:p>91</text:p>
          </table:table-cell>
          <table:table-cell table:number-columns-repeated="251"/>
        </table:table-row>
        <table:table-row table:style-name="ro1">
          <table:table-cell office:value-type="date" office:date-value="2006-09-17">
            <text:p>09/17/2006</text:p>
          </table:table-cell>
          <table:table-cell office:value-type="string">
            <text:p>Denver</text:p>
          </table:table-cell>
          <table:table-cell office:value-type="string">
            <text:p>Wide Open Source</text:p>
          </table:table-cell>
          <table:table-cell table:formula="oooc:=[.D7] * 1200/1199" office:value-type="currency" office:currency="USD" office:value="1768.47372810676">
            <text:p>$1,768.47</text:p>
          </table:table-cell>
          <table:table-cell table:style-name="ce6" table:formula="oooc:=[.D33] / 19.99" office:value-type="float" office:value="88.4679203655206">
            <text:p>88</text:p>
          </table:table-cell>
          <table:table-cell table:number-columns-repeated="251"/>
        </table:table-row>
        <table:table-row table:style-name="ro1">
          <table:table-cell office:value-type="date" office:date-value="2006-09-17">
            <text:p>09/17/2006</text:p>
          </table:table-cell>
          <table:table-cell office:value-type="string">
            <text:p>Fort Collins </text:p>
          </table:table-cell>
          <table:table-cell office:value-type="string">
            <text:p>Open Source Case Studies</text:p>
          </table:table-cell>
          <table:table-cell table:formula="oooc:=[.D8] * 1200/1199" office:value-type="currency" office:currency="USD" office:value="3424.85404503753">
            <text:p>$3,424.85</text:p>
          </table:table-cell>
          <table:table-cell table:style-name="ce6" table:formula="oooc:=[.D34] /29.99" office:value-type="float" office:value="114.199868123959">
            <text:p>114</text:p>
          </table:table-cell>
          <table:table-cell table:number-columns-repeated="251"/>
        </table:table-row>
        <table:table-row table:style-name="ro1">
          <table:table-cell office:value-type="date" office:date-value="2006-09-17">
            <text:p>09/17/2006</text:p>
          </table:table-cell>
          <table:table-cell office:value-type="string">
            <text:p>Fort Collins </text:p>
          </table:table-cell>
          <table:table-cell office:value-type="string">
            <text:p>Living in Linux</text:p>
          </table:table-cell>
          <table:table-cell table:formula="oooc:=[.D9] * 1200/1199" office:value-type="currency" office:currency="USD" office:value="1712.42702251877">
            <text:p>$1,712.43</text:p>
          </table:table-cell>
          <table:table-cell table:style-name="ce6" table:formula="oooc:=[.D35] / 19.99" office:value-type="float" office:value="85.6641832175471">
            <text:p>86</text:p>
          </table:table-cell>
          <table:table-cell table:number-columns-repeated="251"/>
        </table:table-row>
        <table:table-row table:style-name="ro1">
          <table:table-cell office:value-type="date" office:date-value="2006-09-17">
            <text:p>09/17/2006</text:p>
          </table:table-cell>
          <table:table-cell office:value-type="string">
            <text:p>Fort Collins </text:p>
          </table:table-cell>
          <table:table-cell office:value-type="string">
            <text:p>Crossing the Digital Divide</text:p>
          </table:table-cell>
          <table:table-cell table:formula="oooc:=[.D10] * 1200/1199" office:value-type="currency" office:currency="USD" office:value="1500.25020850709">
            <text:p>$1,500.25</text:p>
          </table:table-cell>
          <table:table-cell table:style-name="ce6" table:formula="oooc:=[.D36] /29.99" office:value-type="float" office:value="50.0250152886659">
            <text:p>50</text:p>
          </table:table-cell>
          <table:table-cell table:number-columns-repeated="251"/>
        </table:table-row>
        <table:table-row table:style-name="ro1">
          <table:table-cell office:value-type="date" office:date-value="2006-09-17">
            <text:p>09/17/2006</text:p>
          </table:table-cell>
          <table:table-cell office:value-type="string">
            <text:p>Fort Collins </text:p>
          </table:table-cell>
          <table:table-cell office:value-type="string">
            <text:p>Wide Open Source</text:p>
          </table:table-cell>
          <table:table-cell table:formula="oooc:=[.D11] * 1200/1199" office:value-type="currency" office:currency="USD" office:value="1201.00083402836">
            <text:p>$1,201.00</text:p>
          </table:table-cell>
          <table:table-cell table:style-name="ce6" table:formula="oooc:=[.D37] / 19.99" office:value-type="float" office:value="60.080081742289">
            <text:p>60</text:p>
          </table:table-cell>
          <table:table-cell table:number-columns-repeated="251"/>
        </table:table-row>
        <table:table-row table:style-name="ro1">
          <table:table-cell office:value-type="date" office:date-value="2006-09-18">
            <text:p>09/18/2006</text:p>
          </table:table-cell>
          <table:table-cell office:value-type="string">
            <text:p>Boulder</text:p>
          </table:table-cell>
          <table:table-cell office:value-type="string">
            <text:p>Open Source Case Studies</text:p>
          </table:table-cell>
          <table:table-cell table:formula="oooc:=[.D12] * 1200/1199" office:value-type="currency" office:currency="USD" office:value="2023.68640533778">
            <text:p>$2,023.69</text:p>
          </table:table-cell>
          <table:table-cell table:style-name="ce6" table:formula="oooc:=[.D38] /29.99" office:value-type="float" office:value="67.4787064133972">
            <text:p>67</text:p>
          </table:table-cell>
          <table:table-cell table:number-columns-repeated="251"/>
        </table:table-row>
        <table:table-row table:style-name="ro1">
          <table:table-cell office:value-type="date" office:date-value="2006-09-18">
            <text:p>09/18/2006</text:p>
          </table:table-cell>
          <table:table-cell office:value-type="string">
            <text:p>Boulder</text:p>
          </table:table-cell>
          <table:table-cell office:value-type="string">
            <text:p>Living in Linux</text:p>
          </table:table-cell>
          <table:table-cell table:formula="oooc:=[.D13] * 1200/1199" office:value-type="currency" office:currency="USD" office:value="2769.30775646372">
            <text:p>$2,769.31</text:p>
          </table:table-cell>
          <table:table-cell table:style-name="ce6" table:formula="oooc:=[.D39] / 19.99" office:value-type="float" office:value="138.534655150761">
            <text:p>139</text:p>
          </table:table-cell>
          <table:table-cell table:number-columns-repeated="251"/>
        </table:table-row>
        <table:table-row table:style-name="ro1">
          <table:table-cell office:value-type="date" office:date-value="2006-09-18">
            <text:p>09/18/2006</text:p>
          </table:table-cell>
          <table:table-cell office:value-type="string">
            <text:p>Boulder</text:p>
          </table:table-cell>
          <table:table-cell office:value-type="string">
            <text:p>Crossing the Digital Divide</text:p>
          </table:table-cell>
          <table:table-cell table:formula="oooc:=[.D14] * 1200/1199" office:value-type="currency" office:currency="USD" office:value="3890.24186822352">
            <text:p>$3,890.24</text:p>
          </table:table-cell>
          <table:table-cell table:style-name="ce6" table:formula="oooc:=[.D40] /29.99" office:value-type="float" office:value="129.717968263539">
            <text:p>130</text:p>
          </table:table-cell>
          <table:table-cell table:number-columns-repeated="251"/>
        </table:table-row>
        <table:table-row table:style-name="ro1">
          <table:table-cell office:value-type="date" office:date-value="2006-09-18">
            <text:p>09/18/2006</text:p>
          </table:table-cell>
          <table:table-cell office:value-type="string">
            <text:p>Boulder</text:p>
          </table:table-cell>
          <table:table-cell office:value-type="string">
            <text:p>Wide Open Source</text:p>
          </table:table-cell>
          <table:table-cell table:formula="oooc:=[.D15] * 1200/1199" office:value-type="currency" office:currency="USD" office:value="1900.58381984988">
            <text:p>$1,900.58</text:p>
          </table:table-cell>
          <table:table-cell table:style-name="ce6" table:formula="oooc:=[.D41] / 19.99" office:value-type="float" office:value="95.0767293571724">
            <text:p>95</text:p>
          </table:table-cell>
          <table:table-cell table:number-columns-repeated="251"/>
        </table:table-row>
        <table:table-row table:style-name="ro1">
          <table:table-cell office:value-type="date" office:date-value="2006-09-18">
            <text:p>09/18/2006</text:p>
          </table:table-cell>
          <table:table-cell office:value-type="string">
            <text:p>Denver</text:p>
          </table:table-cell>
          <table:table-cell office:value-type="string">
            <text:p>Open Source Case Studies</text:p>
          </table:table-cell>
          <table:table-cell table:formula="oooc:=[.D16] * 1200/1199" office:value-type="currency" office:currency="USD" office:value="6581.4845704754">
            <text:p>$6,581.48</text:p>
          </table:table-cell>
          <table:table-cell table:style-name="ce6" table:formula="oooc:=[.D42] /29.99" office:value-type="float" office:value="219.455971006182">
            <text:p>219</text:p>
          </table:table-cell>
          <table:table-cell table:number-columns-repeated="251"/>
        </table:table-row>
        <table:table-row table:style-name="ro1">
          <table:table-cell office:value-type="date" office:date-value="2006-09-18">
            <text:p>09/18/2006</text:p>
          </table:table-cell>
          <table:table-cell office:value-type="string">
            <text:p>Denver</text:p>
          </table:table-cell>
          <table:table-cell office:value-type="string">
            <text:p>Living in Linux</text:p>
          </table:table-cell>
          <table:table-cell table:formula="oooc:=[.D17] * 1200/1199" office:value-type="currency" office:currency="USD" office:value="2478.06505421184">
            <text:p>$2,478.07</text:p>
          </table:table-cell>
          <table:table-cell table:style-name="ce6" table:formula="oooc:=[.D43] / 19.99" office:value-type="float" office:value="123.965235328256">
            <text:p>124</text:p>
          </table:table-cell>
          <table:table-cell table:number-columns-repeated="251"/>
        </table:table-row>
        <table:table-row table:style-name="ro1">
          <table:table-cell office:value-type="date" office:date-value="2006-09-18">
            <text:p>09/18/2006</text:p>
          </table:table-cell>
          <table:table-cell office:value-type="string">
            <text:p>Denver</text:p>
          </table:table-cell>
          <table:table-cell office:value-type="string">
            <text:p>Crossing the Digital Divide</text:p>
          </table:table-cell>
          <table:table-cell table:formula="oooc:=[.D18] * 1200/1199" office:value-type="currency" office:currency="USD" office:value="1768.47372810676">
            <text:p>$1,768.47</text:p>
          </table:table-cell>
          <table:table-cell table:style-name="ce6" table:formula="oooc:=[.D44] /29.99" office:value-type="float" office:value="58.968780530402">
            <text:p>59</text:p>
          </table:table-cell>
          <table:table-cell table:number-columns-repeated="251"/>
        </table:table-row>
        <table:table-row table:style-name="ro1">
          <table:table-cell office:value-type="date" office:date-value="2006-09-18">
            <text:p>09/18/2006</text:p>
          </table:table-cell>
          <table:table-cell office:value-type="string">
            <text:p>Denver</text:p>
          </table:table-cell>
          <table:table-cell office:value-type="string">
            <text:p>Wide Open Source</text:p>
          </table:table-cell>
          <table:table-cell table:formula="oooc:=[.D19] * 1200/1199" office:value-type="currency" office:currency="USD" office:value="1567.30608840701">
            <text:p>$1,567.31</text:p>
          </table:table-cell>
          <table:table-cell table:style-name="ce6" table:formula="oooc:=[.D45] / 19.99" office:value-type="float" office:value="78.4045066736871">
            <text:p>78</text:p>
          </table:table-cell>
          <table:table-cell table:number-columns-repeated="251"/>
        </table:table-row>
        <table:table-row table:style-name="ro1">
          <table:table-cell office:value-type="date" office:date-value="2006-09-18">
            <text:p>09/18/2006</text:p>
          </table:table-cell>
          <table:table-cell office:value-type="string">
            <text:p>Fort Collins </text:p>
          </table:table-cell>
          <table:table-cell office:value-type="string">
            <text:p>Open Source Case Studies</text:p>
          </table:table-cell>
          <table:table-cell table:formula="oooc:=[.D20] * 1200/1199" office:value-type="currency" office:currency="USD" office:value="1481.23436196831">
            <text:p>$1,481.23</text:p>
          </table:table-cell>
          <table:table-cell table:style-name="ce6" table:formula="oooc:=[.D46] /29.99" office:value-type="float" office:value="49.3909423797368">
            <text:p>49</text:p>
          </table:table-cell>
          <table:table-cell table:number-columns-repeated="251"/>
        </table:table-row>
        <table:table-row table:style-name="ro1">
          <table:table-cell office:value-type="date" office:date-value="2006-09-18">
            <text:p>09/18/2006</text:p>
          </table:table-cell>
          <table:table-cell office:value-type="string">
            <text:p>Fort Collins </text:p>
          </table:table-cell>
          <table:table-cell office:value-type="string">
            <text:p>Living in Linux</text:p>
          </table:table-cell>
          <table:table-cell table:formula="oooc:=[.D21] * 1200/1199" office:value-type="currency" office:currency="USD" office:value="4327.60633861551">
            <text:p>$4,327.61</text:p>
          </table:table-cell>
          <table:table-cell table:style-name="ce6" table:formula="oooc:=[.D47] / 19.99" office:value-type="float" office:value="216.488561211381">
            <text:p>216</text:p>
          </table:table-cell>
          <table:table-cell table:number-columns-repeated="251"/>
        </table:table-row>
        <table:table-row table:style-name="ro1">
          <table:table-cell office:value-type="date" office:date-value="2006-09-18">
            <text:p>09/18/2006</text:p>
          </table:table-cell>
          <table:table-cell office:value-type="string">
            <text:p>Fort Collins </text:p>
          </table:table-cell>
          <table:table-cell office:value-type="string">
            <text:p>Crossing the Digital Divide</text:p>
          </table:table-cell>
          <table:table-cell table:formula="oooc:=[.D22] * 1200/1199" office:value-type="currency" office:currency="USD" office:value="7551.29274395329">
            <text:p>$7,551.29</text:p>
          </table:table-cell>
          <table:table-cell table:style-name="ce6" table:formula="oooc:=[.D48] /29.99" office:value-type="float" office:value="251.793689361564">
            <text:p>252</text:p>
          </table:table-cell>
          <table:table-cell table:number-columns-repeated="251"/>
        </table:table-row>
        <table:table-row table:style-name="ro1">
          <table:table-cell office:value-type="date" office:date-value="2006-09-18">
            <text:p>09/18/2006</text:p>
          </table:table-cell>
          <table:table-cell office:value-type="string">
            <text:p>Fort Collins </text:p>
          </table:table-cell>
          <table:table-cell office:value-type="string">
            <text:p>Wide Open Source</text:p>
          </table:table-cell>
          <table:table-cell table:formula="oooc:=[.D23] * 1200/1199" office:value-type="currency" office:currency="USD" office:value="5458.54879065888">
            <text:p>$5,458.55</text:p>
          </table:table-cell>
          <table:table-cell table:style-name="ce6" table:formula="oooc:=[.D49] / 19.99" office:value-type="float" office:value="273.063971518703">
            <text:p>273</text:p>
          </table:table-cell>
          <table:table-cell table:number-columns-repeated="251"/>
        </table:table-row>
        <table:table-row table:style-name="ro1">
          <table:table-cell office:value-type="date" office:date-value="2006-09-19">
            <text:p>09/19/2006</text:p>
          </table:table-cell>
          <table:table-cell office:value-type="string">
            <text:p>Boulder</text:p>
          </table:table-cell>
          <table:table-cell office:value-type="string">
            <text:p>Open Source Case Studies</text:p>
          </table:table-cell>
          <table:table-cell table:formula="oooc:=[.D24] * 1200/1199" office:value-type="currency" office:currency="USD" office:value="7471.22602168474">
            <text:p>$7,471.23</text:p>
          </table:table-cell>
          <table:table-cell table:style-name="ce6" table:formula="oooc:=[.D50] /29.99" office:value-type="float" office:value="249.123908692389">
            <text:p>249</text:p>
          </table:table-cell>
          <table:table-cell table:number-columns-repeated="251"/>
        </table:table-row>
        <table:table-row table:style-name="ro1">
          <table:table-cell office:value-type="date" office:date-value="2006-09-19">
            <text:p>09/19/2006</text:p>
          </table:table-cell>
          <table:table-cell office:value-type="string">
            <text:p>Boulder</text:p>
          </table:table-cell>
          <table:table-cell office:value-type="string">
            <text:p>Living in Linux</text:p>
          </table:table-cell>
          <table:table-cell table:formula="oooc:=[.D25] * 1200/1199" office:value-type="currency" office:currency="USD" office:value="2980.48373644704">
            <text:p>$2,980.48</text:p>
          </table:table-cell>
          <table:table-cell table:style-name="ce6" table:formula="oooc:=[.D51] / 19.99" office:value-type="float" office:value="149.098736190447">
            <text:p>149</text:p>
          </table:table-cell>
          <table:table-cell table:number-columns-repeated="251"/>
        </table:table-row>
        <table:table-row table:style-name="ro1">
          <table:table-cell office:value-type="date" office:date-value="2006-09-19">
            <text:p>09/19/2006</text:p>
          </table:table-cell>
          <table:table-cell office:value-type="string">
            <text:p>Boulder</text:p>
          </table:table-cell>
          <table:table-cell office:value-type="string">
            <text:p>Crossing the Digital Divide</text:p>
          </table:table-cell>
          <table:table-cell table:formula="oooc:=[.D26] * 1200/1199" office:value-type="currency" office:currency="USD" office:value="4346.6221851543">
            <text:p>$4,346.62</text:p>
          </table:table-cell>
          <table:table-cell table:style-name="ce6" table:formula="oooc:=[.D52] /29.99" office:value-type="float" office:value="144.935718077836">
            <text:p>145</text:p>
          </table:table-cell>
          <table:table-cell table:number-columns-repeated="251"/>
        </table:table-row>
        <table:table-row table:style-name="ro1">
          <table:table-cell office:value-type="date" office:date-value="2006-09-19">
            <text:p>09/19/2006</text:p>
          </table:table-cell>
          <table:table-cell office:value-type="string">
            <text:p>Boulder</text:p>
          </table:table-cell>
          <table:table-cell office:value-type="string">
            <text:p>Wide Open Source</text:p>
          </table:table-cell>
          <table:table-cell table:formula="oooc:=[.D27] * 1200/1199" office:value-type="currency" office:currency="USD" office:value="2344.95412844037">
            <text:p>$2,344.95</text:p>
          </table:table-cell>
          <table:table-cell table:style-name="ce6" table:formula="oooc:=[.D53] / 19.99" office:value-type="float" office:value="117.306359601819">
            <text:p>117</text:p>
          </table:table-cell>
          <table:table-cell table:number-columns-repeated="251"/>
        </table:table-row>
        <table:table-row table:style-name="ro1">
          <table:table-cell office:value-type="date" office:date-value="2006-09-19">
            <text:p>09/19/2006</text:p>
          </table:table-cell>
          <table:table-cell office:value-type="string">
            <text:p>Denver</text:p>
          </table:table-cell>
          <table:table-cell office:value-type="string">
            <text:p>Open Source Case Studies</text:p>
          </table:table-cell>
          <table:table-cell table:formula="oooc:=[.D28] * 1200/1199" office:value-type="currency" office:currency="USD" office:value="1989.65804837364">
            <text:p>$1,989.66</text:p>
          </table:table-cell>
          <table:table-cell table:style-name="ce6" table:formula="oooc:=[.D54] /29.99" office:value-type="float" office:value="66.3440496289978">
            <text:p>66</text:p>
          </table:table-cell>
          <table:table-cell table:number-columns-repeated="251"/>
        </table:table-row>
        <table:table-row table:style-name="ro1">
          <table:table-cell office:value-type="date" office:date-value="2006-09-19">
            <text:p>09/19/2006</text:p>
          </table:table-cell>
          <table:table-cell office:value-type="string">
            <text:p>Denver</text:p>
          </table:table-cell>
          <table:table-cell office:value-type="string">
            <text:p>Living in Linux</text:p>
          </table:table-cell>
          <table:table-cell table:formula="oooc:=[.D29] * 1200/1199" office:value-type="currency" office:currency="USD" office:value="4548.7906588824">
            <text:p>$4,548.79</text:p>
          </table:table-cell>
          <table:table-cell table:style-name="ce6" table:formula="oooc:=[.D55] / 19.99" office:value-type="float" office:value="227.55330959892">
            <text:p>228</text:p>
          </table:table-cell>
          <table:table-cell table:number-columns-repeated="251"/>
        </table:table-row>
        <table:table-row table:style-name="ro1">
          <table:table-cell office:value-type="date" office:date-value="2006-09-19">
            <text:p>09/19/2006</text:p>
          </table:table-cell>
          <table:table-cell office:value-type="string">
            <text:p>Denver</text:p>
          </table:table-cell>
          <table:table-cell office:value-type="string">
            <text:p>Crossing the Digital Divide</text:p>
          </table:table-cell>
          <table:table-cell table:formula="oooc:=[.D30] * 1200/1199" office:value-type="currency" office:currency="USD" office:value="4346.6221851543">
            <text:p>$4,346.62</text:p>
          </table:table-cell>
          <table:table-cell table:style-name="ce6" table:formula="oooc:=[.D56] /29.99" office:value-type="float" office:value="144.935718077836">
            <text:p>145</text:p>
          </table:table-cell>
          <table:table-cell table:number-columns-repeated="251"/>
        </table:table-row>
        <table:table-row table:style-name="ro1">
          <table:table-cell office:value-type="date" office:date-value="2006-09-19">
            <text:p>09/19/2006</text:p>
          </table:table-cell>
          <table:table-cell office:value-type="string">
            <text:p>Denver</text:p>
          </table:table-cell>
          <table:table-cell office:value-type="string">
            <text:p>Wide Open Source</text:p>
          </table:table-cell>
          <table:table-cell table:formula="oooc:=[.D31] * 1200/1199" office:value-type="currency" office:currency="USD" office:value="1356.13010842369">
            <text:p>$1,356.13</text:p>
          </table:table-cell>
          <table:table-cell table:style-name="ce6" table:formula="oooc:=[.D57] / 19.99" office:value-type="float" office:value="67.8404256340013">
            <text:p>68</text:p>
          </table:table-cell>
          <table:table-cell table:number-columns-repeated="251"/>
        </table:table-row>
        <table:table-row table:style-name="ro1">
          <table:table-cell office:value-type="date" office:date-value="2006-09-19">
            <text:p>09/19/2006</text:p>
          </table:table-cell>
          <table:table-cell office:value-type="string">
            <text:p>Fort Collins </text:p>
          </table:table-cell>
          <table:table-cell office:value-type="string">
            <text:p>Open Source Case Studies</text:p>
          </table:table-cell>
          <table:table-cell table:formula="oooc:=[.D32] * 1200/1199" office:value-type="currency" office:currency="USD" office:value="2726.5423438075">
            <text:p>$2,726.54</text:p>
          </table:table-cell>
          <table:table-cell table:style-name="ce6" table:formula="oooc:=[.D58] /29.99" office:value-type="float" office:value="90.9150498101866">
            <text:p>91</text:p>
          </table:table-cell>
          <table:table-cell table:number-columns-repeated="251"/>
        </table:table-row>
        <table:table-row table:style-name="ro1">
          <table:table-cell office:value-type="date" office:date-value="2006-09-19">
            <text:p>09/19/2006</text:p>
          </table:table-cell>
          <table:table-cell office:value-type="string">
            <text:p>Fort Collins </text:p>
          </table:table-cell>
          <table:table-cell office:value-type="string">
            <text:p>Living in Linux</text:p>
          </table:table-cell>
          <table:table-cell table:formula="oooc:=[.D33] * 1200/1199" office:value-type="currency" office:currency="USD" office:value="1769.94868534454">
            <text:p>$1,769.95</text:p>
          </table:table-cell>
          <table:table-cell table:style-name="ce6" table:formula="oooc:=[.D59] / 19.99" office:value-type="float" office:value="88.541705119787">
            <text:p>89</text:p>
          </table:table-cell>
          <table:table-cell table:number-columns-repeated="251"/>
        </table:table-row>
        <table:table-row table:style-name="ro1">
          <table:table-cell office:value-type="date" office:date-value="2006-09-19">
            <text:p>09/19/2006</text:p>
          </table:table-cell>
          <table:table-cell office:value-type="string">
            <text:p>Fort Collins </text:p>
          </table:table-cell>
          <table:table-cell office:value-type="string">
            <text:p>Crossing the Digital Divide</text:p>
          </table:table-cell>
          <table:table-cell table:formula="oooc:=[.D34] * 1200/1199" office:value-type="currency" office:currency="USD" office:value="3427.71047042956">
            <text:p>$3,427.71</text:p>
          </table:table-cell>
          <table:table-cell table:style-name="ce6" table:formula="oooc:=[.D60] /29.99" office:value-type="float" office:value="114.295114052336">
            <text:p>114</text:p>
          </table:table-cell>
          <table:table-cell table:number-columns-repeated="251"/>
        </table:table-row>
        <table:table-row table:style-name="ro1">
          <table:table-cell office:value-type="date" office:date-value="2006-09-19">
            <text:p>09/19/2006</text:p>
          </table:table-cell>
          <table:table-cell office:value-type="string">
            <text:p>Fort Collins </text:p>
          </table:table-cell>
          <table:table-cell office:value-type="string">
            <text:p>Wide Open Source</text:p>
          </table:table-cell>
          <table:table-cell table:formula="oooc:=[.D35] * 1200/1199" office:value-type="currency" office:currency="USD" office:value="1713.85523521478">
            <text:p>$1,713.86</text:p>
          </table:table-cell>
          <table:table-cell table:style-name="ce6" table:formula="oooc:=[.D61] / 19.99" office:value-type="float" office:value="85.7356295755267">
            <text:p>86</text:p>
          </table:table-cell>
          <table:table-cell table:number-columns-repeated="2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52"/>
        </table:table-row>
        <table:table-row table:style-name="ro1" table:number-rows-repeated="36">
          <table:table-cell table:style-name="Default"/>
          <table:table-cell table:number-columns-repeated="2"/>
          <table:table-cell table:style-name="Default"/>
          <table:table-cell table:number-columns-repeated="252"/>
        </table:table-row>
        <table:table-row table:style-name="ro1" table:number-rows-repeated="654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number-columns-repeated="3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2.A1:Sheet2.E36">
          <table:sort>
            <table:sort-by table:field-number="4" table:data-type="automatic"/>
          </table:sort>
        </table:database-range>
      </table:database-ranges>
      <table:data-pilot-tables>
        <table:data-pilot-table table:name="DataPilot2" table:application-data="" table:target-range-address="Sheet2.A62:Sheet2.D70" table:buttons="" table:grand-total="none" table:show-filter-button="false">
          <table:source-cell-range table:cell-range-address="Sheet1.A1:Sheet1.E61"/>
          <table:data-pilot-field table:source-field-name="Book" table:orientation="page" table:selected-page="Crossing the Digital Divid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tor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Units Sold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heet2.A79:Sheet2.F93" table:buttons="" table:identify-categories="true">
          <table:source-cell-range table:cell-range-address="Sheet1.A1:Sheet1.E61">
            <table:filter table:condition-source-range-address="">
              <table:filter-and>
                <table:filter-condition table:field-number="0" table:value="09/15/2006" table:operator="&gt;"/>
                <table:filter-condition table:field-number="0" table:value="09/18/2006" table:operator="&lt;"/>
              </table:filter-and>
            </table:filter>
          </table:source-cell-range>
          <table:data-pilot-field table:source-field-name="Date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tor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Book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Daily Sales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Units Sold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31">10/31/2006</text:date>, <text:time>14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3-10-28T14:53:38</meta:creation-date>
    <dc:creator>Solveig Haugland</dc:creator>
    <dc:date>2006-10-31T14:50:29</dc:date>
    <dc:language>en-US</dc:language>
    <meta:editing-cycles>39</meta:editing-cycles>
    <meta:editing-duration>PT4H28M35S</meta:editing-duration>
    <meta:user-defined meta:name="Info 1"/>
    <meta:user-defined meta:name="Info 2"/>
    <meta:user-defined meta:name="Info 3"/>
    <meta:user-defined meta:name="Info 4"/>
    <meta:document-statistic meta:table-count="3" meta:cell-count="305"/>
  </office:meta>
</office:document-meta>
</file>